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text-underline-style="solid" style:text-underline-width="auto" style:text-underline-color="font-color" fo:font-weight="bold" style:font-weight-asian="bold" style:font-weight-complex="bold"/>
    </style:style>
    <style:style style:name="P2" style:family="paragraph" style:parent-style-name="Table_20_Contents">
      <style:text-properties fo:font-style="italic" style:text-underline-style="none" fo:font-weight="normal" style:font-style-asian="italic" style:font-weight-asian="normal" style:font-style-complex="italic" style:font-weight-complex="normal"/>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6" style:family="paragraph" style:parent-style-name="Table_20_Contents">
      <style:text-properties fo:font-style="italic" style:text-underline-style="none" fo:font-weight="normal" style:font-style-asian="italic" style:font-weight-asian="normal" style:font-style-complex="italic" style:font-weight-complex="normal"/>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10" style:family="paragraph" style:parent-style-name="Table_20_Contents">
      <style:text-properties fo:font-style="normal" style:font-style-asian="normal" style:font-style-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SAARK</text:p>
            <text:p text:style-name="P2">Un vieux demi-orc pas très propre, en pagne. Il voyage le plus souvent sous forme de Loup sanguinaire. </text:p>
          </table:table-cell>
          <table:table-cell table:style-name="Tableau1.B1" office:value-type="string">
            <text:p text:style-name="P1">FLAVIAN DE PYDEMIAN</text:p>
            <text:p text:style-name="P2">Vêtements abîmés et sales, probablement de grande valeur. Il a la trentaine. Cheveux dégoûtants de poussière et emmêlés, une barbe sale. Il a perdu son arrogance.</text:p>
            <text:p text:style-name="P2">Richement vêtu, arrogant. Il a la trentaine. Des cheveux sombres, quelques poils au menton. </text:p>
          </table:table-cell>
        </table:table-row>
        <table:table-row>
          <table:table-cell table:style-name="Tableau1.A2" office:value-type="string">
            <text:p text:style-name="P1">JEFFREY</text:p>
            <text:p text:style-name="P2">Un Nain avec une barbe blonde soigneusement entretenue et une queue de cheval. Une cicatrice sur la joue. Il porte une armure sombre. </text:p>
          </table:table-cell>
          <table:table-cell table:style-name="Tableau1.B2" office:value-type="string">
            <text:p text:style-name="P1">ORIASTR</text:p>
            <text:p text:style-name="P2">D'une taille trapue, les cheveux coupés ras. Elle a les bras nus, un tatouage à trois points sur l'épaule gauche. </text:p>
            <text:p text:style-name="P2">Elle semble sur le qui-vive, le regard va dans tous les sens. Elle prends son temps avant de parler, </text:p>
          </table:table-cell>
        </table:table-row>
        <table:table-row>
          <table:table-cell table:style-name="Tableau1.A2" office:value-type="string">
            <text:p text:style-name="P1">MEDELMERIK</text:p>
            <text:p text:style-name="P2">Un homme costaud, mal rasé, des brûlures et cicatrices un peu partout sur le corps.</text:p>
          </table:table-cell>
          <table:table-cell table:style-name="Tableau1.B2" office:value-type="string">
            <text:p text:style-name="P1">AKEBHE</text:p>
            <text:p text:style-name="P2">Un colosse dont la peau bleutée semble faites d'eau et couler tout le long de son corps. Il porte un turban sur sa tête. Des bracelets d'or entourent ses bras et ses poignets. </text:p>
            <text:p text:style-name="P2">Il est torse nu, dans un pantalon ample façon sarouel. </text:p>
          </table:table-cell>
        </table:table-row>
        <table:table-row>
          <table:table-cell table:style-name="Tableau1.A2" office:value-type="string">
            <text:p text:style-name="P1">CEDORIC JANGAR</text:p>
            <text:p text:style-name="P2">Un homme bien vêtu, avec un chapeau-béret et une barbe sombre bien taillé. </text:p>
          </table:table-cell>
          <table:table-cell table:style-name="Tableau1.B2" office:value-type="string">
            <text:p text:style-name="P1">ISOLDE</text:p>
            <text:p text:style-name="P2">Une humaine de grande taille aux cheveux blancs coupés courts. Elle porte le bouclier au symbole de sa déesse.</text:p>
          </table:table-cell>
        </table:table-row>
        <table:table-row>
          <table:table-cell table:style-name="Tableau1.A2" office:value-type="string">
            <text:p text:style-name="P1">KIN</text:p>
            <text:p text:style-name="P2">Un jeune gnome aux cheveux verts ébouriffés. <text:s/>Son regard va dans tous les sens.</text:p>
          </table:table-cell>
          <table:table-cell table:style-name="Tableau1.B2" office:value-type="string">
            <text:p text:style-name="P1">XAES</text:p>
            <text:p text:style-name="P3">Des yeux jaunes sous son capuchon. Une forme de lezard, très courbé.</text:p>
          </table:table-cell>
        </table:table-row>
        <table:table-row>
          <table:table-cell table:style-name="Tableau1.A2" office:value-type="string">
            <text:p text:style-name="P1">HAGREN</text:p>
            <text:p text:style-name="P2">Un Gnoll brutal, dont le visage a été brulé. Des vers blancs parcourent sa peau et semblent le maintenir en vie. </text:p>
          </table:table-cell>
          <table:table-cell table:style-name="Tableau1.B2" office:value-type="string">
            <text:p text:style-name="P1">HESSORN</text:p>
            <text:p text:style-name="P2">Des cheveux blonds abîmés, une barbe mal entretenue. Les joues creuses.</text:p>
          </table:table-cell>
        </table:table-row>
        <table:table-row>
          <table:table-cell table:style-name="Tableau1.A2" office:value-type="string">
            <text:p text:style-name="P1">MESVERI MASLOW</text:p>
            <text:p text:style-name="P2">Un humain à la chevelure blonde et bouclée, avec une mèche bleue. Il a la peau bronzée par le soleil. </text:p>
          </table:table-cell>
          <table:table-cell table:style-name="Tableau1.B2" office:value-type="string">
            <text:p text:style-name="P1">PRESAGE</text:p>
            <text:p text:style-name="P2">Une Tieffelin à la peau extrêmement blanche, la chevelure blanche, les yeux blancs. Elle s'habille de blanc elle-même.</text:p>
          </table:table-cell>
        </table:table-row>
        <table:table-row>
          <table:table-cell table:style-name="Tableau1.A2" office:value-type="string">
            <text:p text:style-name="P1">MORELM</text:p>
            <text:p text:style-name="P2">Un jeune homme maigrichon, roux, avec quelques poils au visage. Il a un tatouage de Kraken au cou. </text:p>
            <text:p text:style-name="P2">Il a une cicatrice au bras (infligée par Jethro)</text:p>
          </table:table-cell>
          <table:table-cell table:style-name="Tableau1.B2" office:value-type="string">
            <text:p text:style-name="P1">CANNE DE VETERAN</text:p>
            <text:p text:style-name="P4"/>
            <text:p text:style-name="P4"><text:span text:style-name="T3">bonus </text:span>: Se transforme en épée en ne laissant plus qu'un bracelet. </text:p>
            <text:p text:style-name="P4"><text:span text:style-name="T3">Bonus</text:span> : Si bracelet, transforme l'arme en canne.</text:p>
          </table:table-cell>
        </table:table-row>
        <table:table-row>
          <table:table-cell table:style-name="Tableau1.A2" office:value-type="string">
            <text:p text:style-name="P1">DE DE CHARLATAN</text:p>
            <text:p text:style-name="P2">Un simple dé.</text:p>
            <text:p text:style-name="P2"/>
            <text:p text:style-name="P5">A chaque lancé, vous contrôlez le résultat.</text:p>
          </table:table-cell>
          <table:table-cell table:style-name="Tableau1.B2" office:value-type="string">
            <text:p text:style-name="P1">BATON VIPERE<text:span text:style-name="T1"> [Lien]</text:span></text:p>
            <text:p text:style-name="P2">Une tête de vipère est gravé au bout.</text:p>
            <text:p text:style-name="P5">Bonus : La tête s'anime. </text:p>
            <text:p text:style-name="P5">Attaque : JS Cons 15 ou 3d6 poison.</text:p>
            <text:p text:style-name="P5">CA 15 – 20 pv. Détruit si 0 pv.</text:p>
            <text:p text:style-name="P5">Se régénère en se retransformant.</text:p>
          </table:table-cell>
        </table:table-row>
      </table:table>
      <text:p text:style-name="Standard"/>
      <text:p text:style-name="Standard"/>
      <table:table table:name="Tableau2" table:style-name="Tableau2">
        <table:table-column table:style-name="Tableau2.A" table:number-columns-repeated="2"/>
        <text:soft-page-break/>
        <table:table-row>
          <table:table-cell table:style-name="Tableau2.A1" office:value-type="string">
            <text:p text:style-name="P1">MEDELMERIK<text:span text:style-name="T2"> [Humain]</text:span></text:p>
            <text:p text:style-name="P2">Un homme costaud, mal rasé, des brûlures et cicatrices un peu partout sur le corps.</text:p>
            <text:p text:style-name="P2"/>
            <text:p text:style-name="P5">[Ancien esclave d'AKEBHE, en fuite. FANO est son fils, rencontré après sa fuite.]</text:p>
            <text:p text:style-name="P5"/>
            <text:p text:style-name="P5">&gt; Conduire le groupe où il le souhaite.</text:p>
            <text:p text:style-name="P5">&gt; Vendre la cargaison.</text:p>
            <text:p text:style-name="P5">&gt; Éviter les agents de AKEBHE.</text:p>
            <text:p text:style-name="P5"/>
            <text:p text:style-name="P5">Ca 12 – Pv : 10 </text:p>
            <text:p text:style-name="P5">Epée courte +1 (1d6 +1)</text:p>
          </table:table-cell>
          <table:table-cell table:style-name="Tableau2.B1" office:value-type="string">
            <text:p text:style-name="Table_20_Contents"><text:span text:style-name="T5">ANETHIA FIZZLEUPON</text:span> [Gnome]</text:p>
            <text:p text:style-name="P3">Un petit nez rose, des yeux malicieux, un chignon au dessus de la tête.</text:p>
            <text:p text:style-name="P10"/>
            <text:p text:style-name="P10">[Originaire de BriseWyrm. A la recherche d'argent pour partir à l'aventure dans tout le Bassin]</text:p>
            <text:p text:style-name="P10"/>
            <text:p text:style-name="P10">&gt; Veut devenir une magicienne.</text:p>
            <text:p text:style-name="P10">&gt; Revenir avec plein de présents à BriseWyrm.</text:p>
            <text:p text:style-name="P10">&gt; Voyager dans le Bassin.</text:p>
            <text:p text:style-name="P10"/>
            <text:p text:style-name="P10">Ca 10 – pv 6</text:p>
            <text:p text:style-name="P10">Main de Mage – Trait de Feu.</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4T17:23:37.27</meta:creation-date>
    <dc:date>2024-09-26T16:25:16.21</dc:date>
    <meta:editing-duration>PT35M29S</meta:editing-duration>
    <meta:editing-cycles>19</meta:editing-cycles>
    <meta:generator>OpenOffice/4.1.7$Win32 OpenOffice.org_project/417m1$Build-9800</meta:generator>
    <meta:document-statistic meta:table-count="2" meta:image-count="0" meta:object-count="0" meta:page-count="2" meta:paragraph-count="62" meta:word-count="547" meta:character-count="3050"/>
  </office:meta>
</office:document-meta>
</file>